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400f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3" style:family="paragraph" style:parent-style-name="Standard">
      <style:paragraph-properties fo:break-before="page"/>
      <style:text-properties officeooo:paragraph-rsid="0010400f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29755" style:font-name="JetBrains Mono" fo:font-size="10pt" fo:font-style="italic" fo:font-weight="bold" style:font-size-asian="10pt" style:font-style-asian="italic" style:font-weight-asian="bold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2737a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lass </text:span><text:span text:style-name="T2">Gebruiker:</text:span><text:line-break/><text:line-break/><text:span text:style-name="T2"> <text:s text:c="3"/></text:span><text:span text:style-name="T1">def </text:span><text:span text:style-name="T3">__init__</text:span><text:span text:style-name="T2">(</text:span><text:span text:style-name="T4">self</text:span><text:span text:style-name="T1">, </text:span><text:span text:style-name="T2">id</text:span><text:span text:style-name="T1">, </text:span><text:span text:style-name="T2">vnaam</text:span><text:span text:style-name="T1">, </text:span><text:span text:style-name="T2">anaam</text:span><text:span text:style-name="T1">, </text:span><text:span text:style-name="T2">mail):</text:span><text:line-break/><text:span text:style-name="T2"> <text:s text:c="7"/></text:span><text:span text:style-name="T5">"""</text:span><text:line-break/><text:span text:style-name="T5"> <text:s text:c="7"/>maak een nieuwe Gebruiker object</text:span><text:line-break/><text:span text:style-name="T5"> <text:s text:c="7"/></text:span><text:span text:style-name="T6">:param</text:span><text:span text:style-name="T5"> id: id van gebruiker</text:span><text:line-break/><text:span text:style-name="T5"> <text:s text:c="7"/></text:span><text:span text:style-name="T6">:param</text:span><text:span text:style-name="T5"> vnaam: voornaam van gebruiker</text:span><text:line-break/><text:span text:style-name="T5"> <text:s text:c="7"/></text:span><text:span text:style-name="T6">:param</text:span><text:span text:style-name="T5"> anaam: achternaam van gebruiker</text:span><text:line-break/><text:span text:style-name="T5"> <text:s text:c="7"/></text:span><text:span text:style-name="T6">:param</text:span><text:span text:style-name="T5"> mail: e-mail van gebruiker</text:span><text:line-break/><text:line-break/><text:span text:style-name="T5"> <text:s text:c="7"/>Precondition: id is een int ongebruikt, vnaam is een string, anaam is een string, mail is een string in vorm van e-mail</text:span><text:line-break/><text:span text:style-name="T5"> <text:s text:c="7"/>postcondition: nieuwe gebruiker wordt gemaakt</text:span><text:line-break/><text:span text:style-name="T5"> <text:s text:c="7"/>"""</text:span><text:line-break/><text:line-break/><text:span text:style-name="T2"> <text:s text:c="3"/></text:span><text:span text:style-name="T1">def </text:span><text:span text:style-name="T7">geef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geeft alle relevante gegevens van gebruiker</text:span><text:line-break/><text:span text:style-name="T5"> <text:s text:c="7"/></text:span><text:span text:style-name="T6">:return</text:span><text:span text:style-name="T5">: de id, voornaam, achternaam en e-mailadres in tuple</text:span><text:line-break/><text:line-break/><text:span text:style-name="T5"> <text:s text:c="7"/>precondition: /</text:span><text:line-break/><text:span text:style-name="T5"> <text:s text:c="7"/>postcondition: alle persoonlijke informatie over gebruiker wordt teruggegeven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wijzig</text:span><text:span text:style-name="T2">(</text:span><text:span text:style-name="T4">self</text:span><text:span text:style-name="T1">, </text:span><text:span text:style-name="T2">vnaam</text:span><text:span text:style-name="T1">, </text:span><text:span text:style-name="T2">anaam</text:span><text:span text:style-name="T1">, </text:span><text:span text:style-name="T2">mail):</text:span><text:line-break/><text:span text:style-name="T2"> <text:s text:c="7"/></text:span><text:span text:style-name="T5">"""</text:span><text:line-break/><text:span text:style-name="T5"> <text:s text:c="7"/>wijzigt gebruiker met nieuwe informatie</text:span><text:line-break/><text:span text:style-name="T5"> <text:s text:c="7"/></text:span><text:span text:style-name="T6">:param</text:span><text:span text:style-name="T5"> vnaam: nieuwe voornaam</text:span><text:line-break/><text:span text:style-name="T5"> <text:s text:c="7"/></text:span><text:span text:style-name="T6">:param</text:span><text:span text:style-name="T5"> anaam: nieuwe achternaam</text:span><text:line-break/><text:span text:style-name="T5"> <text:s text:c="7"/></text:span><text:span text:style-name="T6">:param</text:span><text:span text:style-name="T5"> mail: nieuwe e-mail</text:span><text:line-break/><text:span text:style-name="T5"> <text:s text:c="7"/></text:span><text:span text:style-name="T6">:return</text:span><text:span text:style-name="T5">: True als gelukt, False als mislukt</text:span><text:line-break/><text:line-break/><text:span text:style-name="T5"> <text:s text:c="7"/>precondition: vnaam is een string, anaam ook, mail is een string in vorm van echt e-mail</text:span><text:line-break/><text:span text:style-name="T5"> <text:s text:c="7"/>postcondition: oude informatie van gebruiker worden vervangen door nieuwe, return True als gelukt, False als mislukt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verwijder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verwijdert gebruiker</text:span><text:line-break/><text:span text:style-name="T5"> <text:s text:c="7"/></text:span><text:span text:style-name="T6">:return</text:span><text:span text:style-name="T5">: /</text:span><text:line-break/><text:line-break/><text:span text:style-name="T5"> <text:s text:c="7"/>precondition: /</text:span><text:line-break/><text:span text:style-name="T5"> <text:s text:c="7"/>postcondition: gebruiker wordt verwijdert</text:span><text:line-break/><text:span text:style-name="T5"> <text:s text:c="7"/>"""</text:span><text:line-break/><text:span text:style-name="T5"> <text:s text:c="7"/></text:span><text:span text:style-name="T1">pass</text:span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<text:span text:style-name="T1">class </text:span><text:span text:style-name="T2">Film:</text:span><text:line-break/><text:line-break/><text:span text:style-name="T2"> <text:s text:c="3"/></text:span><text:span text:style-name="T1">def </text:span><text:span text:style-name="T3">__init__</text:span><text:span text:style-name="T2">(</text:span><text:span text:style-name="T4">self</text:span><text:span text:style-name="T1">, </text:span><text:span text:style-name="T2">id</text:span><text:span text:style-name="T1">, </text:span><text:span text:style-name="T2">titel</text:span><text:span text:style-name="T1">, </text:span><text:span text:style-name="T2">score):</text:span><text:line-break/><text:span text:style-name="T2"> <text:s text:c="7"/></text:span><text:span text:style-name="T5">"""</text:span><text:line-break/><text:span text:style-name="T5"> <text:s text:c="7"/>maakt een nieuwe film object</text:span><text:line-break/><text:span text:style-name="T5"> <text:s text:c="7"/></text:span><text:span text:style-name="T6">:param</text:span><text:span text:style-name="T5"> id: id van film</text:span><text:line-break/><text:span text:style-name="T5"> <text:s text:c="7"/></text:span><text:span text:style-name="T6">:param</text:span><text:span text:style-name="T5"> titel: titel van film</text:span><text:line-break/><text:span text:style-name="T5"> <text:s text:c="7"/></text:span><text:span text:style-name="T6">:param</text:span><text:span text:style-name="T5"> score: ratings van film</text:span><text:line-break/><text:line-break/><text:span text:style-name="T5"> <text:s text:c="7"/>precondition: id is een int ongebruikt, titel is een string, score is een float</text:span><text:line-break/><text:span text:style-name="T5"> <text:s text:c="7"/>postcondition: film wordt gemaakt</text:span><text:line-break/><text:span text:style-name="T5"> <text:s text:c="7"/>"""</text:span><text:line-break/><text:span text:style-name="T5"> <text:s text:c="7"/></text:span><text:span text:style-name="T4">self</text:span><text:span text:style-name="T2">.id = id</text:span><text:line-break/><text:span text:style-name="T2"> <text:s text:c="7"/></text:span><text:span text:style-name="T4">self</text:span><text:span text:style-name="T2">.titel = titel</text:span><text:line-break/><text:span text:style-name="T2"> <text:s text:c="7"/></text:span><text:span text:style-name="T4">self</text:span><text:span text:style-name="T2">.score = score</text:span><text:line-break/><text:line-break/><text:span text:style-name="T2"> <text:s text:c="3"/></text:span><text:span text:style-name="T1">def </text:span><text:span text:style-name="T7">geef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geeft de id, titel en ratings van de film terug.</text:span><text:line-break/><text:span text:style-name="T5"> <text:s text:c="7"/></text:span><text:span text:style-name="T6">:return</text:span><text:span text:style-name="T5">: id, titel en score in een tuple</text:span><text:line-break/><text:line-break/><text:span text:style-name="T5"> <text:s text:c="7"/>precondition: film moet bestaan, natuurlijk getal.</text:span><text:line-break/><text:span text:style-name="T5"> <text:s text:c="7"/>postcondition: informatie over gekozen film wordt weergegeven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wijzig</text:span><text:span text:style-name="T2">(</text:span><text:span text:style-name="T4">self</text:span><text:span text:style-name="T1">, </text:span><text:span text:style-name="T2">titel</text:span><text:span text:style-name="T1">, </text:span><text:span text:style-name="T2">score):</text:span><text:line-break/><text:span text:style-name="T2"> <text:s text:c="7"/></text:span><text:span text:style-name="T5">"""</text:span><text:line-break/><text:span text:style-name="T5"> <text:s text:c="7"/>wijzigt de film</text:span><text:line-break/><text:span text:style-name="T5"> <text:s text:c="7"/></text:span><text:span text:style-name="T6">:param</text:span><text:span text:style-name="T5"> titel: nieuwe titel, string</text:span><text:line-break/><text:span text:style-name="T5"> <text:s text:c="7"/></text:span><text:span text:style-name="T6">:param</text:span><text:span text:style-name="T5"> score: nieuwe rating, float</text:span><text:line-break/><text:span text:style-name="T5"> <text:s text:c="7"/></text:span><text:span text:style-name="T6">:return</text:span><text:span text:style-name="T5">: True als gelukt, False als mislukt</text:span><text:line-break/><text:line-break/><text:span text:style-name="T5"> <text:s text:c="7"/>precondition: titel moet string zijn; score is een float.</text:span><text:line-break/><text:span text:style-name="T5"> <text:s text:c="7"/>postcondition: de gekozen film wordt aangepast aan de behoeftes van de gebruiker, return True als gelukt, False als mislukt.</text:span><text:line-break/><text:span text:style-name="T5"> <text:s text:c="7"/>"""</text:span><text:line-break/><text:span text:style-name="T5"> <text:s text:c="7"/></text:span><text:span text:style-name="T1">pas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class </text:span><text:span text:style-name="T2">Reservatie:</text:span><text:line-break/><text:line-break/><text:span text:style-name="T2"> <text:s text:c="3"/></text:span><text:span text:style-name="T1">def </text:span><text:span text:style-name="T3">__init__</text:span><text:span text:style-name="T2">(</text:span><text:span text:style-name="T4">self</text:span><text:span text:style-name="T1">, </text:span><text:span text:style-name="T2">id</text:span><text:span text:style-name="T1">, </text:span><text:span text:style-name="T2">gebruiker</text:span><text:span text:style-name="T1">, </text:span><text:span text:style-name="T2">vertoning</text:span><text:span text:style-name="T1">, </text:span><text:span text:style-name="T2">tijd</text:span><text:span text:style-name="T1">, </text:span><text:span text:style-name="T2">plaatsen):</text:span><text:line-break/><text:span text:style-name="T2"> <text:s text:c="7"/></text:span><text:span text:style-name="T5">"""</text:span><text:line-break/><text:span text:style-name="T5"> <text:s text:c="7"/>maakt een nieuwe reservatie object</text:span><text:line-break/><text:span text:style-name="T5"> <text:s text:c="7"/></text:span><text:span text:style-name="T6">:param</text:span><text:span text:style-name="T5"> id: id van reservatie</text:span><text:line-break/><text:span text:style-name="T5"> <text:s text:c="7"/></text:span><text:span text:style-name="T6">:param</text:span><text:span text:style-name="T5"> gebruiker: de gebruiker die de reservatie heeft geplaatst</text:span><text:line-break/><text:span text:style-name="T5"> <text:s text:c="7"/></text:span><text:span text:style-name="T6">:param</text:span><text:span text:style-name="T5"> vertoning: in welke vertoning de reservatie is</text:span><text:line-break/><text:span text:style-name="T5"> <text:s text:c="7"/></text:span><text:span text:style-name="T6">:param</text:span><text:span text:style-name="T5"> tijd: tijd van het reserveren</text:span><text:line-break/><text:span text:style-name="T5"> <text:s text:c="7"/></text:span><text:span text:style-name="T6">:param</text:span><text:span text:style-name="T5"> plaatsen: aantal gereserveerde plaatsen</text:span><text:line-break/><text:line-break/><text:span text:style-name="T5"> <text:s text:c="7"/>precondition: id = een int, ongebruikt, gebruiker is een object Gebruiker(), vertonging is een object Vertoning()</text:span><text:line-break/><text:span text:style-name="T5"> <text:s text:c="7"/>plaatsen is een int, en het moet kleiner zijn dan aantal vrije plaatsen in vertoning</text:span><text:line-break/><text:span text:style-name="T5"> <text:s text:c="7"/>postcondition: een reservatie op vertoning wordt geplaatst</text:span><text:line-break/><text:span text:style-name="T5"> <text:s text:c="7"/>"""</text:span><text:line-break/><text:span text:style-name="T5"> <text:s text:c="7"/></text:span><text:span text:style-name="T2">tijden = [</text:span><text:span text:style-name="T8">"14.30u"</text:span><text:span text:style-name="T1">, </text:span><text:span text:style-name="T8">"17.00u"</text:span><text:span text:style-name="T1">, </text:span><text:span text:style-name="T8">"20.00u"</text:span><text:span text:style-name="T1">, </text:span><text:span text:style-name="T8">"22.30u"</text:span><text:span text:style-name="T2">]</text:span><text:line-break/><text:span text:style-name="T2"> <text:s text:c="7"/></text:span><text:span text:style-name="T4">self</text:span><text:span text:style-name="T2">.id = id</text:span><text:line-break/><text:span text:style-name="T2"> <text:s text:c="7"/></text:span><text:span text:style-name="T4">self</text:span><text:span text:style-name="T2">.gebruiker = gebruiker <text:s/></text:span><text:span text:style-name="T9">#volledige gebruiker</text:span><text:line-break/><text:span text:style-name="T9"> <text:s text:c="7"/></text:span><text:span text:style-name="T4">self</text:span><text:span text:style-name="T2">.gebruikerid = </text:span><text:span text:style-name="T4">self</text:span><text:span text:style-name="T2">.gebruiker.id </text:span><text:span text:style-name="T9">#id van gebruiker</text:span><text:line-break/><text:span text:style-name="T9"> <text:s text:c="7"/></text:span><text:span text:style-name="T4">self</text:span><text:span text:style-name="T2">.vertoning = vertoning</text:span><text:line-break/><text:span text:style-name="T2"> <text:s text:c="7"/></text:span><text:span text:style-name="T4">self</text:span><text:span text:style-name="T2">.vertoningid = </text:span><text:span text:style-name="T4">self</text:span><text:span text:style-name="T2">.vertoning.id</text:span><text:line-break/><text:span text:style-name="T2"> <text:s text:c="7"/></text:span><text:span text:style-name="T4">self</text:span><text:span text:style-name="T2">.tijd = tijden[tijd]</text:span><text:line-break/><text:span text:style-name="T2"> <text:s text:c="7"/></text:span><text:span text:style-name="T4">self</text:span><text:span text:style-name="T2">.plaatsen = plaatsen</text:span><text:line-break/><text:line-break/><text:span text:style-name="T2"> <text:s text:c="3"/></text:span><text:span text:style-name="T1">def </text:span><text:span text:style-name="T7">geef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geef de bijhorende gegevens terug.</text:span><text:line-break/><text:span text:style-name="T5"> <text:s text:c="7"/></text:span><text:span text:style-name="T6">:return</text:span><text:span text:style-name="T5">: reservatie id, gebruikerid, reservatietijd, vertoningid, reservatieplaatsen.</text:span><text:line-break/><text:line-break/><text:span text:style-name="T5"> <text:s text:c="7"/>precondition: /</text:span><text:line-break/><text:span text:style-name="T5"> <text:s text:c="7"/>postcondition: self.id, self.gebruikerid, self.tijd, self.vertoningid, self.plaatsen worden allemaal gegeven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wijzigPlaatsen</text:span><text:span text:style-name="T2">(</text:span><text:span text:style-name="T4">self</text:span><text:span text:style-name="T1">, </text:span><text:span text:style-name="T2">plaatsen):</text:span><text:line-break/><text:span text:style-name="T2"> <text:s text:c="7"/></text:span><text:span text:style-name="T5">"""</text:span><text:line-break/><text:span text:style-name="T5"> <text:s text:c="7"/>wijzig aantal plaatsen in de reservatie</text:span><text:line-break/><text:span text:style-name="T5"> <text:s text:c="7"/></text:span><text:span text:style-name="T6">:param</text:span><text:span text:style-name="T5"> plaatsen: nieuwe aantal reserveerde plaatsen, verschil mag niet meer zijn dan aantal resterende plaatsen in vertoning</text:span><text:line-break/><text:span text:style-name="T5"> <text:s text:c="7"/></text:span><text:span text:style-name="T6">:return</text:span><text:span text:style-name="T5">: True als gelukt, anders False</text:span><text:line-break/><text:line-break/><text:span text:style-name="T5"> <text:s text:c="7"/>precondition: plaatsen is een int, met nieuwe plaatsen - oude plaatsen &lt; self.vertoning.plaatsen</text:span><text:line-break/><text:span text:style-name="T5"> <text:s text:c="7"/>postcondition: wijzigt de reservatie , return: True als gelukt, False als mislukt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annuleer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annuleert de reservatie en betaalt terug, vrije plaatsen in vertoning verhoogd</text:span><text:line-break/><text:span text:style-name="T5"> <text:s text:c="7"/></text:span><text:span text:style-name="T6">:return</text:span><text:span text:style-name="T5">: /</text:span><text:line-break/><text:line-break/><text:span text:style-name="T5"> <text:s text:c="7"/>precondition: /</text:span><text:line-break/><text:span text:style-name="T5"> <text:s text:c="7"/>postcondition: reservatie wordt geannuleert, vrije plaatsen verhoogd, gebruiker wordt terugbetaald geloof ik, en iedereen is blij</text:span><text:line-break/><text:span text:style-name="T5"> <text:s text:c="7"/>"""</text:span><text:line-break/><text:span text:style-name="T5"> <text:s text:c="7"/></text:span><text:span text:style-name="T1">pass</text:span><text:line-break/><text:line-break/><text:soft-page-break/><text:span text:style-name="T1"> <text:s text:c="3"/>def </text:span><text:span text:style-name="T7">wijzig</text:span><text:span text:style-name="T2">(</text:span><text:span text:style-name="T4">self</text:span><text:span text:style-name="T1">, </text:span><text:span text:style-name="T2">gebruiker</text:span><text:span text:style-name="T1">, </text:span><text:span text:style-name="T2">vertoning):</text:span><text:line-break/><text:span text:style-name="T2"> <text:s text:c="7"/></text:span><text:span text:style-name="T5">"""</text:span><text:line-break/><text:span text:style-name="T5"> <text:s text:c="7"/>wijzig gebruiker en vertoning, plaatsen worden in andere methode gewijzigd, andere gegevens zijn gebaseerd op</text:span><text:line-break/><text:span text:style-name="T5"> <text:s text:c="7"/>deze gegevens en zullen mee veranderd worden</text:span><text:line-break/><text:span text:style-name="T5"> <text:s text:c="7"/></text:span><text:span text:style-name="T6">:param</text:span><text:span text:style-name="T5"> gebruiker: nieuwe gebruiker</text:span><text:line-break/><text:span text:style-name="T5"> <text:s text:c="7"/></text:span><text:span text:style-name="T6">:param</text:span><text:span text:style-name="T5"> vertoning: nieuwe vertoning</text:span><text:line-break/><text:span text:style-name="T5"> <text:s text:c="7"/></text:span><text:span text:style-name="T6">:return</text:span><text:span text:style-name="T5">: niets</text:span><text:line-break/><text:line-break/><text:span text:style-name="T5"> <text:s text:c="7"/>precondition: gebruiker en vertoning zijn objecten van eigen klasse</text:span><text:line-break/><text:span text:style-name="T5"> <text:s text:c="7"/>postcondition: reservatie wordt aangepast.</text:span><text:line-break/><text:span text:style-name="T5"> <text:s text:c="7"/>"""</text:span><text:line-break/><text:span text:style-name="T5"> <text:s text:c="7"/></text:span><text:span text:style-name="T1">pass</text:span><text:line-break/></text:p>
      <text:p text:style-name="P1"><text:line-break/></text:p>
      <text:p text:style-name="P1"/>
      <text:p text:style-name="P1"/>
      <text:p text:style-name="P1"/>
      <text:p text:style-name="P3"><text:line-break/><text:span text:style-name="T1">class </text:span><text:span text:style-name="T2">Vertoning:</text:span><text:line-break/><text:line-break/><text:span text:style-name="T2"> <text:s text:c="3"/></text:span><text:span text:style-name="T1">def </text:span><text:span text:style-name="T3">__init__</text:span><text:span text:style-name="T2">(</text:span><text:span text:style-name="T4">self</text:span><text:span text:style-name="T1">, </text:span><text:span text:style-name="T2">id</text:span><text:span text:style-name="T1">, </text:span><text:span text:style-name="T2">zaal</text:span><text:span text:style-name="T1">, </text:span><text:span text:style-name="T2">tijd</text:span><text:span text:style-name="T1">, </text:span><text:span text:style-name="T2">dag</text:span><text:span text:style-name="T1">, </text:span><text:span text:style-name="T2">film):</text:span><text:line-break/><text:span text:style-name="T2"> <text:s text:c="7"/></text:span><text:span text:style-name="T5">"""</text:span><text:line-break/><text:span text:style-name="T5"> <text:s text:c="7"/>maakt een nieuwe object aan met gegevens</text:span><text:line-break/><text:span text:style-name="T5"> <text:s text:c="7"/></text:span><text:span text:style-name="T6">:param</text:span><text:span text:style-name="T5"> id: id van vertoning</text:span><text:line-break/><text:span text:style-name="T5"> <text:s text:c="7"/></text:span><text:span text:style-name="T6">:param</text:span><text:span text:style-name="T5"> zaal: Zaal(), object</text:span><text:line-break/><text:span text:style-name="T5"> <text:s text:c="7"/></text:span><text:span text:style-name="T6">:param</text:span><text:span text:style-name="T5"> tijd: 14.30u, 17.00u, 20.00u, 22.30u, een van deze vier</text:span><text:line-break/><text:span text:style-name="T5"> <text:s text:c="7"/></text:span><text:span text:style-name="T6">:param</text:span><text:span text:style-name="T5"> dag: een datum</text:span><text:line-break/><text:span text:style-name="T5"> <text:s text:c="7"/></text:span><text:span text:style-name="T6">:param</text:span><text:span text:style-name="T5"> film: Film(), object</text:span><text:line-break/><text:span text:style-name="T5"> <text:s text:c="7"/></text:span><text:span text:style-name="T6">:return</text:span><text:span text:style-name="T5">: /</text:span><text:line-break/><text:line-break/><text:span text:style-name="T5"> <text:s text:c="7"/>precondition: id = int, niet in gebruik, zaal = Zaal() en is beschikbaar, tijd = cijfer van 0 tot 3, dag = datum in een lijst met int, [dag, maand, jaar],</text:span><text:line-break/><text:span text:style-name="T5"> <text:s text:c="7"/>film = een object Film()</text:span><text:line-break/><text:span text:style-name="T5"> <text:s text:c="7"/>postcondition: een nieuwe vertoning wordt gemaakt</text:span><text:line-break/><text:span text:style-name="T5"> <text:s text:c="7"/>"""</text:span><text:line-break/><text:span text:style-name="T5"> <text:s text:c="7"/></text:span><text:span text:style-name="T2">tijden = [</text:span><text:span text:style-name="T8">"14.30u"</text:span><text:span text:style-name="T1">, </text:span><text:span text:style-name="T8">"17.00u"</text:span><text:span text:style-name="T1">, </text:span><text:span text:style-name="T8">"20.00u"</text:span><text:span text:style-name="T1">, </text:span><text:span text:style-name="T8">"22.30u"</text:span><text:span text:style-name="T2">]</text:span><text:line-break/><text:span text:style-name="T2"> <text:s text:c="7"/></text:span><text:span text:style-name="T4">self</text:span><text:span text:style-name="T2">.id = id</text:span><text:line-break/><text:span text:style-name="T2"> <text:s text:c="7"/></text:span><text:span text:style-name="T4">self</text:span><text:span text:style-name="T2">.zaal = zaal</text:span><text:line-break/><text:span text:style-name="T2"> <text:s text:c="7"/></text:span><text:span text:style-name="T4">self</text:span><text:span text:style-name="T2">.zaalid = </text:span><text:span text:style-name="T4">self</text:span><text:span text:style-name="T2">.zaal.id</text:span><text:line-break/><text:span text:style-name="T2"> <text:s text:c="7"/></text:span><text:span text:style-name="T4">self</text:span><text:span text:style-name="T2">.tijdstip = tijden[tijd]</text:span><text:line-break/><text:span text:style-name="T2"> <text:s text:c="7"/></text:span><text:span text:style-name="T4">self</text:span><text:span text:style-name="T2">.datum = dag</text:span><text:line-break/><text:span text:style-name="T2"> <text:s text:c="7"/></text:span><text:span text:style-name="T4">self</text:span><text:span text:style-name="T2">.film = film</text:span><text:line-break/><text:span text:style-name="T2"> <text:s text:c="7"/></text:span><text:span text:style-name="T4">self</text:span><text:span text:style-name="T2">.filmid = </text:span><text:span text:style-name="T4">self</text:span><text:span text:style-name="T2">.film.id</text:span><text:line-break/><text:span text:style-name="T2"> <text:s text:c="7"/></text:span><text:span text:style-name="T4">self</text:span><text:span text:style-name="T2">.plaatsen = </text:span><text:span text:style-name="T4">self</text:span><text:span text:style-name="T2">.zaal.plaatsen </text:span><text:span text:style-name="T9">#telkens wanneer er een reservatie is, zal deze waarde verminderen</text:span><text:line-break/><text:span text:style-name="T9"> <text:s text:c="7"/></text:span><text:span text:style-name="T4">self</text:span><text:span text:style-name="T2">.start = </text:span><text:span text:style-name="T1">False <text:s text:c="2"/></text:span><text:span text:style-name="T9">#kijkt of film gestart is of niet</text:span><text:line-break/><text:line-break/><text:span text:style-name="T9"> <text:s text:c="3"/></text:span><text:span text:style-name="T1">def </text:span><text:span text:style-name="T7">geef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toont alle gegevens van gegeven vertoning.</text:span><text:line-break/><text:span text:style-name="T5"> <text:s text:c="7"/></text:span><text:span text:style-name="T6">:return</text:span><text:span text:style-name="T5">: id, zaal, tijdsstip, datum, film</text:span><text:line-break/><text:line-break/><text:span text:style-name="T5"> <text:s text:c="7"/>precondition: /</text:span><text:line-break/><text:span text:style-name="T5"> <text:s text:c="7"/>postcondition: alle gegevens worden gegeven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wijzig</text:span><text:span text:style-name="T2">(</text:span><text:span text:style-name="T4">self</text:span><text:span text:style-name="T1">, </text:span><text:span text:style-name="T2">zaal</text:span><text:span text:style-name="T1">, </text:span><text:span text:style-name="T2">tijd</text:span><text:span text:style-name="T1">, </text:span><text:span text:style-name="T2">dag</text:span><text:span text:style-name="T1">, </text:span><text:span text:style-name="T2">film):</text:span><text:line-break/><text:span text:style-name="T2"> <text:s text:c="7"/></text:span><text:span text:style-name="T5">"""</text:span><text:line-break/><text:span text:style-name="T5"> <text:s text:c="7"/>wijzigt de gegevens van de vertoning</text:span><text:line-break/><text:span text:style-name="T5"> <text:s text:c="7"/></text:span><text:span text:style-name="T6">:param</text:span><text:span text:style-name="T5"> zaal: verander de zaal</text:span><text:line-break/><text:span text:style-name="T5"> <text:s text:c="7"/></text:span><text:span text:style-name="T6">:param</text:span><text:span text:style-name="T5"> tijd: nieuwe tijdstip</text:span><text:line-break/><text:span text:style-name="T5"> <text:s text:c="7"/></text:span><text:span text:style-name="T6">:param</text:span><text:span text:style-name="T5"> dag: nieuwe datum</text:span><text:line-break/><text:span text:style-name="T5"> <text:s text:c="7"/></text:span><text:span text:style-name="T6">:param</text:span><text:span text:style-name="T5"> film: nieuwe film</text:span><text:line-break/><text:span text:style-name="T5"> <text:s text:c="7"/></text:span><text:span text:style-name="T6">:return</text:span><text:span text:style-name="T5">: True of False</text:span><text:line-break/><text:line-break/><text:span text:style-name="T5"> <text:s text:c="7"/>precondition: zaal moet bestaan, Zaal() en is beschikbaar; tijd: 1 van gegeven tijdsstippen, dag: lijst van 3 natuurlijke getallen; film moet bestaan, Film()</text:span><text:line-break/><text:span text:style-name="T5"> <text:s text:c="7"/>aantal vrije plaatsen mag niet meer zijn dan aantal plaatsen in nieuwe zaal!</text:span><text:line-break/><text:span text:style-name="T5"> <text:s text:c="7"/>postcondition: vertoning wordt aangepast, return True als gelukt, False als mislukt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geefTijd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geeft enkel de tijd en datum van vertoning terug in tuple</text:span><text:line-break/><text:span text:style-name="T5"> <text:s text:c="7"/></text:span><text:span text:style-name="T6">:return</text:span><text:span text:style-name="T5">: tuple((self.tijdsstip, self.datum))</text:span><text:line-break/><text:soft-page-break/><text:line-break/><text:span text:style-name="T5"> <text:s text:c="7"/>precondition: /</text:span><text:line-break/><text:span text:style-name="T5"> <text:s text:c="7"/>postcondition: tijdstip en datum wordt gegeven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startFilm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start de film</text:span><text:line-break/><text:span text:style-name="T5"> <text:s text:c="7"/></text:span><text:span text:style-name="T6">:return</text:span><text:span text:style-name="T5">: True</text:span><text:line-break/><text:line-break/><text:span text:style-name="T5"> <text:s text:c="7"/>precondition: /</text:span><text:line-break/><text:span text:style-name="T5"> <text:s text:c="7"/>postcondition: film wordt gestart, return True of False</text:span><text:line-break/><text:span text:style-name="T5"> <text:s text:c="7"/>"""</text:span><text:line-break/><text:span text:style-name="T5"> <text:s text:c="7"/></text:span><text:span text:style-name="T4">self</text:span><text:span text:style-name="T2">.start = </text:span><text:span text:style-name="T1">True</text:span><text:line-break/><text:span text:style-name="T1"> <text:s text:c="7"/>return True</text:span><text:line-break/><text:line-break/><text:span text:style-name="T1"> <text:s text:c="3"/>def </text:span><text:span text:style-name="T7">stopFilm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stopt de film en maakt plaatsen weer vrij</text:span><text:line-break/><text:span text:style-name="T5"> <text:s text:c="7"/></text:span><text:span text:style-name="T6">:return</text:span><text:span text:style-name="T5">: True</text:span><text:line-break/><text:line-break/><text:span text:style-name="T5"> <text:s text:c="7"/>precondition: film moet gestart zijn</text:span><text:line-break/><text:span text:style-name="T5"> <text:s text:c="7"/>postcondition: film stopt, plaatsen worden vrij, return True of False</text:span><text:line-break/><text:span text:style-name="T5"> <text:s text:c="7"/>"""</text:span><text:line-break/><text:span text:style-name="T5"> <text:s text:c="7"/></text:span><text:span text:style-name="T1">if </text:span><text:span text:style-name="T4">self</text:span><text:span text:style-name="T2">.start:</text:span><text:line-break/><text:span text:style-name="T2"> <text:s text:c="11"/></text:span><text:span text:style-name="T4">self</text:span><text:span text:style-name="T2">.start = </text:span><text:span text:style-name="T1">False</text:span><text:line-break/><text:span text:style-name="T1"> <text:s text:c="11"/></text:span><text:span text:style-name="T4">self</text:span><text:span text:style-name="T2">.plaatsen = </text:span><text:span text:style-name="T4">self</text:span><text:span text:style-name="T2">.zaal.plaatsen</text:span><text:line-break/><text:span text:style-name="T2"> <text:s text:c="11"/></text:span><text:span text:style-name="T1">return True</text:span><text:line-break/><text:span text:style-name="T1"> <text:s text:c="7"/>else</text:span><text:span text:style-name="T2">:</text:span><text:line-break/><text:span text:style-name="T2"> <text:s text:c="11"/></text:span><text:span text:style-name="T1">return False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<text:span text:style-name="T1">class </text:span><text:span text:style-name="T2">Zaal:</text:span><text:line-break/><text:line-break/><text:span text:style-name="T2"> <text:s text:c="3"/></text:span><text:span text:style-name="T1">def </text:span><text:span text:style-name="T3">__init__</text:span><text:span text:style-name="T2">(</text:span><text:span text:style-name="T4">self</text:span><text:span text:style-name="T1">, </text:span><text:span text:style-name="T2">id</text:span><text:span text:style-name="T1">, </text:span><text:span text:style-name="T2">aantalplaatsen</text:span><text:span text:style-name="T1">, </text:span><text:span text:style-name="T2">beschikbaar = </text:span><text:span text:style-name="T1">True</text:span><text:span text:style-name="T2">):</text:span><text:line-break/><text:span text:style-name="T2"> <text:s text:c="7"/></text:span><text:span text:style-name="T5">"""</text:span><text:line-break/><text:span text:style-name="T5"> <text:s text:c="7"/>maakt een nieuwe zaal object</text:span><text:line-break/><text:span text:style-name="T5"> <text:s text:c="7"/></text:span><text:span text:style-name="T6">:param</text:span><text:span text:style-name="T5"> id: id van nieuwe zaal</text:span><text:line-break/><text:span text:style-name="T5"> <text:s text:c="7"/></text:span><text:span text:style-name="T6">:param</text:span><text:span text:style-name="T5"> aantalplaatsen: aantal plaatsen van zaal</text:span><text:line-break/><text:span text:style-name="T5"> <text:s text:c="7"/></text:span><text:span text:style-name="T6">:param</text:span><text:span text:style-name="T5"> beschikbaar: of de zaal beschikbaar zal zijn of niet</text:span><text:line-break/><text:line-break/><text:span text:style-name="T5"> <text:s text:c="7"/>precondition: id is een int, ongebruikt, aantalplaatsen is een int, beschibaar is een boolean, meestal wordt dit leeggelaten</text:span><text:line-break/><text:span text:style-name="T5"> <text:s text:c="7"/>postcondition: nieuwe zaal wordt gemaakt</text:span><text:line-break/><text:span text:style-name="T5"> <text:s text:c="7"/>"""</text:span><text:line-break/><text:span text:style-name="T5"> <text:s text:c="7"/></text:span><text:span text:style-name="T4">self</text:span><text:span text:style-name="T2">.id = id <text:s text:c="3"/></text:span><text:span text:style-name="T9">#id van zaal</text:span><text:line-break/><text:span text:style-name="T9"> <text:s text:c="7"/></text:span><text:span text:style-name="T4">self</text:span><text:span text:style-name="T2">.plaatsen = aantalplaatsen <text:s/></text:span><text:span text:style-name="T9">#aantal plaatsen van zaal</text:span><text:line-break/><text:span text:style-name="T9"> <text:s text:c="7"/></text:span><text:span text:style-name="T4">self</text:span><text:span text:style-name="T2">.beschikbaar = beschikbaar <text:s/></text:span><text:span text:style-name="T9">#default op true, kijkt of een zaal beschibaar is of niet</text:span><text:line-break/><text:line-break/><text:span text:style-name="T9"> <text:s text:c="3"/></text:span><text:span text:style-name="T1">def </text:span><text:span text:style-name="T7">geef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geeft het aantal plaatsen van zaal en id</text:span><text:line-break/><text:span text:style-name="T5"> <text:s text:c="7"/></text:span><text:span text:style-name="T6">:return</text:span><text:span text:style-name="T5">: aantal plaatsen en id, beschikbaarheid</text:span><text:line-break/><text:line-break/><text:span text:style-name="T5"> <text:s text:c="7"/>preconditie: /</text:span><text:line-break/><text:span text:style-name="T5"> <text:s text:c="7"/>postconditie: aantal zitplaatsen van zaal wordt gegeven en id, beschikbaarheid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wijzig</text:span><text:span text:style-name="T2">(</text:span><text:span text:style-name="T4">self</text:span><text:span text:style-name="T1">, </text:span><text:span text:style-name="T2">plaatsen):</text:span><text:line-break/><text:span text:style-name="T2"> <text:s text:c="7"/></text:span><text:span text:style-name="T5">"""</text:span><text:line-break/><text:span text:style-name="T5"> <text:s text:c="7"/>wijzig het aantal zitplaatsen in zaal</text:span><text:line-break/><text:span text:style-name="T5"> <text:s text:c="7"/></text:span><text:span text:style-name="T6">:param</text:span><text:span text:style-name="T5"> plaatsen: nieuwe aantal plaatsen</text:span><text:line-break/><text:span text:style-name="T5"> <text:s text:c="7"/></text:span><text:span text:style-name="T6">:return</text:span><text:span text:style-name="T5">: /</text:span><text:line-break/><text:line-break/><text:span text:style-name="T5"> <text:s text:c="7"/>precondition: aantal plaatsen moet een natuurlijk getal zijn.</text:span><text:line-break/><text:span text:style-name="T5"> <text:s text:c="7"/>postcondition: zaal met deze id wordt aangepast volgens de wensen van de gebruiker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beschikbaarheid</text:span><text:span text:style-name="T2">(</text:span><text:span text:style-name="T4">self</text:span><text:span text:style-name="T1">, </text:span><text:span text:style-name="T2">Bool):</text:span><text:line-break/><text:span text:style-name="T2"> <text:s text:c="7"/></text:span><text:span text:style-name="T5">"""</text:span><text:line-break/><text:span text:style-name="T5"> <text:s text:c="7"/>maakt een zaal beschikbaar/onbeschikbaar</text:span><text:line-break/><text:span text:style-name="T5"> <text:s text:c="7"/></text:span><text:span text:style-name="T6">:param</text:span><text:span text:style-name="T5"> Bool: True of False, Beschikbaar of Onbeschikbaar</text:span><text:line-break/><text:span text:style-name="T5"> <text:s text:c="7"/></text:span><text:span text:style-name="T6">:return</text:span><text:span text:style-name="T5">: /</text:span><text:line-break/><text:line-break/><text:span text:style-name="T5"> <text:s text:c="7"/>precondition: Bool is een boolean</text:span><text:line-break/><text:span text:style-name="T5"> <text:s text:c="7"/>postcondition: een zaal wordt beschikbaar/onbeschibaar gesteld</text:span><text:line-break/><text:span text:style-name="T5"> <text:s text:c="7"/>"""</text:span><text:line-break/><text:span text:style-name="T5"> <text:s text:c="7"/></text:span><text:span text:style-name="T1">pass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<text:span text:style-name="T1">class </text:span><text:span text:style-name="T2">Reservatiesysteem:</text:span><text:line-break/><text:line-break/><text:span text:style-name="T2"> <text:s text:c="3"/></text:span><text:span text:style-name="T1">def </text:span><text:span text:style-name="T3">__init__</text:span><text:span text:style-name="T2">(</text:span><text:span text:style-name="T4">self</text:span><text:span text:style-name="T1">, </text:span><text:span text:style-name="T10">id</text:span><text:span text:style-name="T1">, </text:span><text:span text:style-name="T10">voornaam</text:span><text:span text:style-name="T1">, </text:span><text:span text:style-name="T10">achternaam</text:span><text:span text:style-name="T1">, </text:span><text:span text:style-name="T10">email</text:span><text:span text:style-name="T2">):</text:span><text:line-break/><text:span text:style-name="T2"> <text:s text:c="7"/></text:span><text:span text:style-name="T5">"""</text:span><text:line-break/><text:span text:style-name="T5"> <text:s text:c="7"/>een gebruiker maakt een account, weet niet of gebruiker de id zelf mag kiezen of niet</text:span><text:line-break/><text:span text:style-name="T5"> <text:s text:c="7"/></text:span><text:span text:style-name="T6">:param</text:span><text:span text:style-name="T5"> id: id van gebruiker</text:span><text:line-break/><text:span text:style-name="T5"> <text:s text:c="7"/></text:span><text:span text:style-name="T6">:param</text:span><text:span text:style-name="T5"> voornaam: voornaam van gebruiker</text:span><text:line-break/><text:span text:style-name="T5"> <text:s text:c="7"/></text:span><text:span text:style-name="T6">:param</text:span><text:span text:style-name="T5"> achternaam: achternaam</text:span><text:line-break/><text:span text:style-name="T5"> <text:s text:c="7"/></text:span><text:span text:style-name="T6">:param</text:span><text:span text:style-name="T5"> email: email</text:span><text:line-break/><text:line-break/><text:span text:style-name="T5"> <text:s text:c="7"/>precondition: id is een ongebruikte id, int, voornaam achternaam email zijn strings</text:span><text:line-break/><text:span text:style-name="T5"> <text:s text:c="7"/>postcondition: account wordt gemaakt</text:span><text:line-break/><text:line-break/><text:span text:style-name="T5"> <text:s text:c="7"/>Gebruiker()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aanmelden</text:span><text:span text:style-name="T2">(</text:span><text:span text:style-name="T4">self</text:span><text:span text:style-name="T1">, </text:span><text:span text:style-name="T2">id):</text:span><text:line-break/><text:span text:style-name="T2"> <text:s text:c="7"/></text:span><text:span text:style-name="T5">"""</text:span><text:line-break/><text:span text:style-name="T5"> <text:s text:c="7"/>een gebruiker meldt zich aan met zijn id.</text:span><text:line-break/><text:span text:style-name="T5"> <text:s text:c="7"/></text:span><text:span text:style-name="T6">:param</text:span><text:span text:style-name="T5"> id: id van gebruiker</text:span><text:line-break/><text:span text:style-name="T5"> <text:s text:c="7"/></text:span><text:span text:style-name="T6">:return</text:span><text:span text:style-name="T5">: True of False</text:span><text:line-break/><text:line-break/><text:span text:style-name="T5"> <text:s text:c="7"/>precondition: id is een int en moet bestaan</text:span><text:line-break/><text:span text:style-name="T5"> <text:s text:c="7"/>postcondition: bij return True heeft de gebruiker succesvol ingelogd, bij False krijgt de gebruiker een foutmelding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afmelden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de gebruiker meldt zich af.</text:span><text:line-break/><text:span text:style-name="T5"> <text:s text:c="7"/></text:span><text:span text:style-name="T6">:return</text:span><text:span text:style-name="T5">: True of False</text:span><text:line-break/><text:line-break/><text:span text:style-name="T5"> <text:s text:c="7"/>precondition: gebruiker moet ingelogt zijn</text:span><text:line-break/><text:span text:style-name="T5"> <text:s text:c="7"/>postcondition: bij True is de gebruiker succesvol uitgelogd, bij False krijgt hij een foutmelding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toonInfo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geeft alle informatie weer van huidige gebruiker. gebruiker.geef</text:span><text:line-break/><text:span text:style-name="T5"> <text:s text:c="7"/></text:span><text:span text:style-name="T6">:return</text:span><text:span text:style-name="T5">: alle informatie van huidige gebruiker</text:span><text:line-break/><text:line-break/><text:span text:style-name="T5"> <text:s text:c="7"/>precondition: gebruiker moet aangemeld zijn.</text:span><text:line-break/><text:span text:style-name="T5"> <text:s text:c="7"/>postcondition: gegevens van gebruiker worden weergeven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wijzigInfo</text:span><text:span text:style-name="T2">(</text:span><text:span text:style-name="T4">self</text:span><text:span text:style-name="T1">, </text:span><text:span text:style-name="T2">vnaam</text:span><text:span text:style-name="T1">, </text:span><text:span text:style-name="T2">anaam</text:span><text:span text:style-name="T1">, </text:span><text:span text:style-name="T2">email):</text:span><text:line-break/><text:span text:style-name="T2"> <text:s text:c="7"/></text:span><text:span text:style-name="T5">"""</text:span><text:line-break/><text:span text:style-name="T5"> <text:s text:c="7"/>wijzigt gegevens van gebruiker afhankelijk van input. gebruiker.wijzig()</text:span><text:line-break/><text:span text:style-name="T5"> <text:s text:c="7"/></text:span><text:span text:style-name="T6">:param</text:span><text:span text:style-name="T5"> vnaam: nieuwe voornaam</text:span><text:line-break/><text:span text:style-name="T5"> <text:s text:c="7"/></text:span><text:span text:style-name="T6">:param</text:span><text:span text:style-name="T5"> anaam: nieuwe achternaam</text:span><text:line-break/><text:span text:style-name="T5"> <text:s text:c="7"/></text:span><text:span text:style-name="T6">:param</text:span><text:span text:style-name="T5"> email: nieuwe e-mail</text:span><text:line-break/><text:span text:style-name="T5"> <text:s text:c="7"/></text:span><text:span text:style-name="T6">:return</text:span><text:span text:style-name="T5">: True of False</text:span><text:line-break/><text:line-break/><text:span text:style-name="T5"> <text:s text:c="7"/>precondition: aangemeld zijn, vnaam en anaam zijn strings, email moet geldig email zijn.</text:span><text:line-break/><text:soft-page-break/><text:span text:style-name="T5"> <text:s text:c="7"/>postcondition: True: gegevens worden aangepast, False: foutmelding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verwijderAccount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verwijdert huidige account. gebruiker.verwijder()</text:span><text:line-break/><text:span text:style-name="T5"> <text:s text:c="7"/></text:span><text:span text:style-name="T6">:return</text:span><text:span text:style-name="T5">: True of False</text:span><text:line-break/><text:line-break/><text:span text:style-name="T5"> <text:s text:c="7"/>precondition: moet ingelogt zijn</text:span><text:line-break/><text:span text:style-name="T5"> <text:s text:c="7"/>postcondition: account wordt verwijderd, return True, anders False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films</text:span><text:span text:style-name="T2">(</text:span><text:span text:style-name="T4">self</text:span><text:span text:style-name="T2">):</text:span><text:line-break/><text:span text:style-name="T2"> <text:s text:c="7"/></text:span><text:span text:style-name="T5">"""</text:span><text:line-break/><text:span text:style-name="T5"> <text:s text:c="7"/>toont alle films</text:span><text:line-break/><text:span text:style-name="T5"> <text:s text:c="7"/></text:span><text:span text:style-name="T6">:return</text:span><text:span text:style-name="T5">: alle films</text:span><text:line-break/><text:line-break/><text:span text:style-name="T5"> <text:s text:c="7"/>precondition: er zijn <text:s/>films opgeslagen</text:span><text:line-break/><text:span text:style-name="T5"> <text:s text:c="7"/>postcondition: alle films worden getoont.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filminfo</text:span><text:span text:style-name="T2">(</text:span><text:span text:style-name="T4">self</text:span><text:span text:style-name="T1">, </text:span><text:span text:style-name="T2">film):</text:span><text:line-break/><text:span text:style-name="T2"> <text:s text:c="7"/></text:span><text:span text:style-name="T5">"""</text:span><text:line-break/><text:span text:style-name="T5"> <text:s text:c="7"/>toont info van specifieke film</text:span><text:line-break/><text:span text:style-name="T5"> <text:s text:c="7"/></text:span><text:span text:style-name="T6">:param</text:span><text:span text:style-name="T5"> film: film, object</text:span><text:line-break/><text:span text:style-name="T5"> <text:s text:c="7"/></text:span><text:span text:style-name="T6">:return</text:span><text:span text:style-name="T5">: info van specifieke film</text:span><text:line-break/><text:line-break/><text:span text:style-name="T5"> <text:s text:c="7"/>precondition: film bestaat, object</text:span><text:line-break/><text:span text:style-name="T5"> <text:s text:c="7"/>postcondition: info wordt weergegeven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nieuwReservatie</text:span><text:span text:style-name="T2">(</text:span><text:span text:style-name="T4">self</text:span><text:span text:style-name="T1">, </text:span><text:span text:style-name="T2">vertoning</text:span><text:span text:style-name="T1">, </text:span><text:span text:style-name="T2">plaatsen):</text:span><text:line-break/><text:span text:style-name="T2"> <text:s text:c="7"/></text:span><text:span text:style-name="T5">"""</text:span><text:line-break/><text:span text:style-name="T5"> <text:s text:c="7"/>reserveerd plaatsen voor een vertoning</text:span><text:line-break/><text:span text:style-name="T5"> <text:s text:c="7"/></text:span><text:span text:style-name="T6">:param</text:span><text:span text:style-name="T5"> vertoning: de vertoning</text:span><text:line-break/><text:span text:style-name="T5"> <text:s text:c="7"/></text:span><text:span text:style-name="T6">:param</text:span><text:span text:style-name="T5"> plaatsen: aantal plaatsen</text:span><text:line-break/><text:span text:style-name="T5"> <text:s text:c="7"/></text:span><text:span text:style-name="T6">:return</text:span><text:span text:style-name="T5">: reservatie of False</text:span><text:line-break/><text:line-break/><text:span text:style-name="T5"> <text:s text:c="7"/>precondition: vertoning is een object Vertoning(), plaatsen ook en moet minder zijn dan beschikbare plaatsen in vertoning.</text:span><text:line-break/><text:span text:style-name="T5"> <text:s text:c="7"/>postcondition: nieuwe reservatie wordt aangemaakt en reservatie id wordt teruggegeven, anders False</text:span><text:line-break/><text:span text:style-name="T5"> <text:s text:c="7"/>"""</text:span><text:line-break/><text:span text:style-name="T5"> <text:s text:c="7"/></text:span><text:span text:style-name="T1">pass</text:span><text:line-break/><text:line-break/><text:span text:style-name="T1"> <text:s text:c="3"/>def </text:span><text:span text:style-name="T7">annuleer</text:span><text:span text:style-name="T2">(</text:span><text:span text:style-name="T4">self</text:span><text:span text:style-name="T1">, </text:span><text:span text:style-name="T2">reservatie):</text:span><text:line-break/><text:span text:style-name="T2"> <text:s text:c="7"/></text:span><text:span text:style-name="T5">"""</text:span><text:line-break/><text:span text:style-name="T5"> <text:s text:c="7"/>annuleert reservatie</text:span><text:line-break/><text:span text:style-name="T5"> <text:s text:c="7"/></text:span><text:span text:style-name="T6">:param</text:span><text:span text:style-name="T5"> reservatie: Reservatie()</text:span><text:line-break/><text:span text:style-name="T5"> <text:s text:c="7"/></text:span><text:span text:style-name="T6">:return</text:span><text:span text:style-name="T5">: True, False</text:span><text:line-break/><text:line-break/><text:span text:style-name="T5"> <text:s text:c="7"/>precondition: moet bestaan en moet gemaakt worden door dezelfde user.</text:span><text:line-break/><text:span text:style-name="T5"> <text:s text:c="7"/>postcondition: reservatie wordt geannuleerd, anders foutmelding</text:span><text:line-break/><text:span text:style-name="T5"> <text:s text:c="7"/>"""</text:span><text:line-break/><text:span text:style-name="T5"> <text:s text:c="7"/></text:span><text:span text:style-name="T1">pass</text:span><text:line-break/><text:line-break/><text:soft-page-break/><text:span text:style-name="T1"> <text:s text:c="3"/>def </text:span><text:span text:style-name="T7">wijzigReservatie</text:span><text:span text:style-name="T2">(</text:span><text:span text:style-name="T4">self</text:span><text:span text:style-name="T1">, </text:span><text:span text:style-name="T2">reservatie</text:span><text:span text:style-name="T1">, </text:span><text:span text:style-name="T2">plaatsen):</text:span><text:line-break/><text:span text:style-name="T2"> <text:s text:c="7"/></text:span><text:span text:style-name="T5">"""</text:span><text:line-break/><text:span text:style-name="T5"> <text:s text:c="7"/>wwijzigt het aantal plaatsen in reservatie</text:span><text:line-break/><text:span text:style-name="T5"> <text:s text:c="7"/></text:span><text:span text:style-name="T6">:param</text:span><text:span text:style-name="T5"> reservatie: reservatie()</text:span><text:line-break/><text:span text:style-name="T5"> <text:s text:c="7"/></text:span><text:span text:style-name="T6">:param</text:span><text:span text:style-name="T5"> plaatsen: nieuwe aantal plaatsen</text:span><text:line-break/><text:span text:style-name="T5"> <text:s text:c="7"/></text:span><text:span text:style-name="T6">:return</text:span><text:span text:style-name="T5">: True, False</text:span><text:line-break/><text:line-break/><text:span text:style-name="T5"> <text:s text:c="7"/>precondition: reservatie moet bestaan, door dezelfde user, plaatsen is int, verschil moet kleiner zijn dan aantal vrije plaatsen</text:span><text:line-break/><text:span text:style-name="T5"> <text:s text:c="7"/>postcondition: reservatie wordt gewijzigt, true of false</text:span><text:line-break/><text:span text:style-name="T5"> <text:s text:c="7"/>"""</text:span><text:line-break/><text:span text:style-name="T5"> <text:s text:c="7"/></text:span><text:span text:style-name="T1">pass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09:18:58.381885829</meta:creation-date>
    <dc:date>2020-11-04T09:25:20.843473533</dc:date>
    <meta:editing-duration>PT6M23S</meta:editing-duration>
    <meta:editing-cycles>1</meta:editing-cycles>
    <meta:document-statistic meta:table-count="0" meta:image-count="0" meta:object-count="0" meta:page-count="10" meta:paragraph-count="7" meta:word-count="1570" meta:character-count="13825" meta:non-whitespace-character-count="9596"/>
    <meta:generator>LibreOffice/6.4.6.2$Linux_X86_64 LibreOffice_project/40$Build-2</meta:generator>
  </office:meta>
</office:document-meta>
</file>